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919d" officeooo:paragraph-rsid="0016919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919d" officeooo:paragraph-rsid="0016919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regressão</text:p>
      <text:p text:style-name="P1"/>
      <text:p text:style-name="P2"/>
      <text:p text:style-name="P2">O teste de regressão não possui uma sequência para ser executado.</text:p>
      <text:p text:style-name="P2"/>
      <text:p text:style-name="P2">Verificar se tudo continua funcionando corretamente.</text:p>
      <text:p text:style-name="P2"/>
      <text:p text:style-name="P2">Quando é feito alguma alteração no sistema, precisa realizar todos os testes do software. A principio, a alteração pode não afetar nada, mas talvez alguma outra funcionalidade não está pegando, então é preciso testar tooooodo o restante da aplicação quando adicionar funcionalidade.</text:p>
      <text:p text:style-name="P2"/>
      <text:p text:style-name="P2">O teste de regressão pode ser muito caro ou muito barato, muito caro quando você não tem teste automatico, muito barato quando se tem testes automáticos.</text:p>
      <text:p text:style-name="P2"/>
      <text:p text:style-name="P2">Por isso é realizado em qualquer etapa do sistema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15:47.259809440</meta:creation-date>
    <dc:date>2024-06-17T12:19:37.904053219</dc:date>
    <meta:editing-duration>PT3M51S</meta:editing-duration>
    <meta:editing-cycles>1</meta:editing-cycles>
    <meta:document-statistic meta:table-count="0" meta:image-count="0" meta:object-count="0" meta:page-count="1" meta:paragraph-count="6" meta:word-count="97" meta:character-count="620" meta:non-whitespace-character-count="529"/>
    <meta:generator>LibreOffice/7.3.7.2$Linux_X86_64 LibreOffice_project/30$Build-2</meta:generator>
  </office:meta>
</office:document-meta>
</file>